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28ad0" officeooo:paragraph-rsid="00228ad0"/>
    </style:style>
    <style:style style:name="P2" style:family="paragraph" style:parent-style-name="Standard">
      <style:text-properties officeooo:rsid="00228ad0" officeooo:paragraph-rsid="0027aadd"/>
    </style:style>
    <style:style style:name="P3" style:family="paragraph" style:parent-style-name="Standard">
      <style:text-properties officeooo:rsid="00228ad0" officeooo:paragraph-rsid="004f5df3"/>
    </style:style>
    <style:style style:name="P4" style:family="paragraph" style:parent-style-name="Standard">
      <style:text-properties officeooo:rsid="00228ad0" officeooo:paragraph-rsid="0064dbc0"/>
    </style:style>
    <style:style style:name="P5" style:family="paragraph" style:parent-style-name="Standard">
      <style:text-properties fo:font-style="italic" officeooo:rsid="00228ad0" officeooo:paragraph-rsid="00228ad0" style:font-style-asian="italic" style:font-style-complex="italic"/>
    </style:style>
    <style:style style:name="P6" style:family="paragraph" style:parent-style-name="Standard">
      <style:text-properties fo:font-style="italic" officeooo:rsid="00228ad0" officeooo:paragraph-rsid="004f5df3" style:font-style-asian="italic" style:font-style-complex="italic"/>
    </style:style>
    <style:style style:name="P7" style:family="paragraph" style:parent-style-name="Standard">
      <style:text-properties fo:font-style="italic" officeooo:rsid="00228ad0" officeooo:paragraph-rsid="0064dbc0" style:font-style-asian="italic" style:font-style-complex="italic"/>
    </style:style>
    <style:style style:name="P8" style:family="paragraph" style:parent-style-name="Standard">
      <style:text-properties fo:font-style="italic" officeooo:rsid="00228ad0" officeooo:paragraph-rsid="0067b808" style:font-style-asian="italic" style:font-style-complex="italic"/>
    </style:style>
    <style:style style:name="P9" style:family="paragraph" style:parent-style-name="Standard">
      <style:text-properties fo:font-style="italic" officeooo:rsid="003b183d" officeooo:paragraph-rsid="003b183d" style:font-style-asian="italic" style:font-style-complex="italic"/>
    </style:style>
    <style:style style:name="P10" style:family="paragraph" style:parent-style-name="Standard">
      <style:text-properties fo:font-style="italic" officeooo:rsid="003e1b0d" officeooo:paragraph-rsid="003b183d" style:font-style-asian="italic" style:font-style-complex="italic"/>
    </style:style>
    <style:style style:name="P11" style:family="paragraph" style:parent-style-name="Standard">
      <style:text-properties fo:font-style="italic" officeooo:rsid="00247587" officeooo:paragraph-rsid="006247e0" style:font-style-asian="italic" style:font-style-complex="italic"/>
    </style:style>
    <style:style style:name="P12" style:family="paragraph" style:parent-style-name="Standard">
      <style:text-properties fo:font-style="italic" officeooo:rsid="00247587" officeooo:paragraph-rsid="0064dbc0" style:font-style-asian="italic" style:font-style-complex="italic"/>
    </style:style>
    <style:style style:name="P13" style:family="paragraph" style:parent-style-name="Standard">
      <style:text-properties fo:font-style="normal" officeooo:rsid="00247587" officeooo:paragraph-rsid="00314703" style:font-style-asian="normal" style:font-style-complex="normal"/>
    </style:style>
    <style:style style:name="P14" style:family="paragraph" style:parent-style-name="Standard">
      <style:text-properties fo:font-style="normal" officeooo:rsid="00247587" officeooo:paragraph-rsid="004f5df3" style:font-style-asian="normal" style:font-style-complex="normal"/>
    </style:style>
    <style:style style:name="P15" style:family="paragraph" style:parent-style-name="Standard">
      <style:text-properties fo:font-style="normal" officeooo:rsid="00247587" officeooo:paragraph-rsid="00391a69" style:font-style-asian="normal" style:font-style-complex="normal"/>
    </style:style>
    <style:style style:name="P16" style:family="paragraph" style:parent-style-name="Standard">
      <style:text-properties fo:font-style="normal" officeooo:rsid="00247587" officeooo:paragraph-rsid="0064dbc0" style:font-style-asian="normal" style:font-style-complex="normal"/>
    </style:style>
    <style:style style:name="P17" style:family="paragraph" style:parent-style-name="Standard">
      <style:text-properties fo:font-style="normal" officeooo:rsid="00247587" officeooo:paragraph-rsid="004be475" style:font-style-asian="normal" style:font-style-complex="normal"/>
    </style:style>
    <style:style style:name="P18" style:family="paragraph" style:parent-style-name="Standard">
      <style:text-properties fo:font-style="normal" officeooo:rsid="00228ad0" officeooo:paragraph-rsid="00391a69" style:font-style-asian="normal" style:font-style-complex="normal"/>
    </style:style>
    <style:style style:name="P19" style:family="paragraph" style:parent-style-name="Standard">
      <style:text-properties fo:font-style="normal" officeooo:rsid="00228ad0" officeooo:paragraph-rsid="0064dbc0" style:font-style-asian="normal" style:font-style-complex="normal"/>
    </style:style>
    <style:style style:name="P20" style:family="paragraph" style:parent-style-name="Standard">
      <style:text-properties fo:font-style="normal" officeooo:rsid="002a5e32" officeooo:paragraph-rsid="0032dc82" style:font-style-asian="normal" style:font-style-complex="normal"/>
    </style:style>
    <style:style style:name="P21" style:family="paragraph" style:parent-style-name="Standard">
      <style:text-properties fo:font-style="normal" officeooo:rsid="002a5e32" officeooo:paragraph-rsid="00489e55" style:font-style-asian="normal" style:font-style-complex="normal"/>
    </style:style>
    <style:style style:name="P22" style:family="paragraph" style:parent-style-name="Standard">
      <style:text-properties fo:font-style="normal" officeooo:rsid="004be475" officeooo:paragraph-rsid="004d59fd" style:font-style-asian="normal" style:font-style-complex="normal"/>
    </style:style>
    <style:style style:name="P23" style:family="paragraph" style:parent-style-name="Standard">
      <style:text-properties fo:font-style="normal" officeooo:rsid="004be475" officeooo:paragraph-rsid="0064dbc0" style:font-style-asian="normal" style:font-style-complex="normal"/>
    </style:style>
    <style:style style:name="P24" style:family="paragraph" style:parent-style-name="Standard">
      <style:text-properties officeooo:rsid="0027aadd" officeooo:paragraph-rsid="0027aadd"/>
    </style:style>
    <style:style style:name="P25" style:family="paragraph" style:parent-style-name="Standard">
      <style:text-properties officeooo:rsid="0027aadd" officeooo:paragraph-rsid="0036d217"/>
    </style:style>
    <style:style style:name="P26" style:family="paragraph" style:parent-style-name="Standard">
      <style:text-properties officeooo:rsid="00247587" officeooo:paragraph-rsid="00352b6c"/>
    </style:style>
    <style:style style:name="P27" style:family="paragraph" style:parent-style-name="Standard">
      <style:text-properties officeooo:rsid="00247587" officeooo:paragraph-rsid="00247587"/>
    </style:style>
    <style:style style:name="P28" style:family="paragraph" style:parent-style-name="Standard">
      <style:text-properties officeooo:rsid="00247587" officeooo:paragraph-rsid="00493548"/>
    </style:style>
    <style:style style:name="P29" style:family="paragraph" style:parent-style-name="Standard">
      <style:text-properties officeooo:rsid="0036d217" officeooo:paragraph-rsid="003e1b0d"/>
    </style:style>
    <style:style style:name="P30" style:family="paragraph" style:parent-style-name="Standard">
      <style:text-properties officeooo:rsid="00352b6c" officeooo:paragraph-rsid="006247e0"/>
    </style:style>
    <style:style style:name="P31" style:family="paragraph" style:parent-style-name="Standard">
      <style:text-properties officeooo:rsid="00451f2a" officeooo:paragraph-rsid="00451f2a"/>
    </style:style>
    <style:style style:name="P32" style:family="paragraph" style:parent-style-name="Title" style:master-page-name="Right_20_Page">
      <style:paragraph-properties style:page-number="auto"/>
    </style:style>
    <style:style style:name="P33" style:family="paragraph" style:parent-style-name="Standard">
      <style:text-properties officeooo:rsid="00247587" officeooo:paragraph-rsid="00693eb0"/>
    </style:style>
    <style:style style:name="P34" style:family="paragraph" style:parent-style-name="Standard">
      <style:text-properties officeooo:rsid="006add0f" officeooo:paragraph-rsid="006add0f"/>
    </style:style>
    <style:style style:name="P35" style:family="paragraph" style:parent-style-name="Standard">
      <style:text-properties fo:font-style="italic" officeooo:rsid="00228ad0" officeooo:paragraph-rsid="006ccc37" style:font-style-asian="italic" style:font-style-complex="italic"/>
    </style:style>
    <style:style style:name="P36" style:family="paragraph" style:parent-style-name="Standard">
      <style:text-properties fo:font-style="italic" officeooo:rsid="004be475" officeooo:paragraph-rsid="006e9101" style:font-style-asian="italic" style:font-style-complex="italic"/>
    </style:style>
    <style:style style:name="P37" style:family="paragraph" style:parent-style-name="Heading_20_2">
      <style:text-properties officeooo:rsid="0061e511" officeooo:paragraph-rsid="0061e511"/>
    </style:style>
    <style:style style:name="T1" style:family="text">
      <style:text-properties officeooo:rsid="00247587"/>
    </style:style>
    <style:style style:name="T2" style:family="text">
      <style:text-properties fo:font-style="italic" style:font-style-asian="italic" style:font-style-complex="italic"/>
    </style:style>
    <style:style style:name="T3" style:family="text">
      <style:text-properties fo:font-style="italic" officeooo:rsid="0027aadd" style:font-style-asian="italic" style:font-style-complex="italic"/>
    </style:style>
    <style:style style:name="T4" style:family="text">
      <style:text-properties fo:font-style="italic" officeooo:rsid="00352b6c" style:font-style-asian="italic" style:font-style-complex="italic"/>
    </style:style>
    <style:style style:name="T5" style:family="text">
      <style:text-properties fo:font-style="italic" officeooo:rsid="0026a27f" style:font-style-asian="italic" style:font-style-complex="italic"/>
    </style:style>
    <style:style style:name="T6" style:family="text">
      <style:text-properties fo:font-style="italic" officeooo:rsid="00498ea6" style:font-style-asian="italic" style:font-style-complex="italic"/>
    </style:style>
    <style:style style:name="T7" style:family="text">
      <style:text-properties fo:font-style="italic" officeooo:rsid="00247587" style:font-style-asian="italic" style:font-style-complex="italic"/>
    </style:style>
    <style:style style:name="T8" style:family="text">
      <style:text-properties fo:font-style="italic" officeooo:rsid="004f5df3" style:font-style-asian="italic" style:font-style-complex="italic"/>
    </style:style>
    <style:style style:name="T9" style:family="text">
      <style:text-properties fo:font-style="italic" officeooo:rsid="006247e0" style:font-style-asian="italic" style:font-style-complex="italic"/>
    </style:style>
    <style:style style:name="T10" style:family="text">
      <style:text-properties fo:font-style="italic" officeooo:rsid="0064dbc0" style:font-style-asian="italic" style:font-style-complex="italic"/>
    </style:style>
    <style:style style:name="T11" style:family="text">
      <style:text-properties fo:font-style="italic" officeooo:rsid="00693eb0" style:font-style-asian="italic" style:font-style-complex="italic"/>
    </style:style>
    <style:style style:name="T12" style:family="text">
      <style:text-properties fo:font-style="italic" officeooo:rsid="006ccc37" style:font-style-asian="italic" style:font-style-complex="italic"/>
    </style:style>
    <style:style style:name="T13" style:family="text">
      <style:text-properties fo:font-style="italic" officeooo:rsid="006e910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7aadd" style:font-style-asian="normal" style:font-style-complex="normal"/>
    </style:style>
    <style:style style:name="T16" style:family="text">
      <style:text-properties fo:font-style="normal" officeooo:rsid="003cc51b" style:font-style-asian="normal" style:font-style-complex="normal"/>
    </style:style>
    <style:style style:name="T17" style:family="text">
      <style:text-properties fo:font-style="normal" officeooo:rsid="003e1b0d" style:font-style-asian="normal" style:font-style-complex="normal"/>
    </style:style>
    <style:style style:name="T18" style:family="text">
      <style:text-properties fo:font-style="normal" officeooo:rsid="004008f1" style:font-style-asian="normal" style:font-style-complex="normal"/>
    </style:style>
    <style:style style:name="T19" style:family="text">
      <style:text-properties fo:font-style="normal" officeooo:rsid="004d59fd" style:font-style-asian="normal" style:font-style-complex="normal"/>
    </style:style>
    <style:style style:name="T20" style:family="text">
      <style:text-properties fo:font-style="normal" officeooo:rsid="0026a27f" style:font-style-asian="normal" style:font-style-complex="normal"/>
    </style:style>
    <style:style style:name="T21" style:family="text">
      <style:text-properties fo:font-style="normal" officeooo:rsid="0050995d" style:font-style-asian="normal" style:font-style-complex="normal"/>
    </style:style>
    <style:style style:name="T22" style:family="text">
      <style:text-properties fo:font-style="normal" officeooo:rsid="00514c24" style:font-style-asian="normal" style:font-style-complex="normal"/>
    </style:style>
    <style:style style:name="T23" style:family="text">
      <style:text-properties fo:font-style="normal" officeooo:rsid="006247e0" style:font-style-asian="normal" style:font-style-complex="normal"/>
    </style:style>
    <style:style style:name="T24" style:family="text">
      <style:text-properties fo:font-style="normal" officeooo:rsid="0037d728" style:font-style-asian="normal" style:font-style-complex="normal"/>
    </style:style>
    <style:style style:name="T25" style:family="text">
      <style:text-properties fo:font-style="normal" officeooo:rsid="00693eb0" style:font-style-asian="normal" style:font-style-complex="normal"/>
    </style:style>
    <style:style style:name="T26" style:family="text">
      <style:text-properties fo:font-style="normal" officeooo:rsid="006e9101" style:font-style-asian="normal" style:font-style-complex="normal"/>
    </style:style>
    <style:style style:name="T27" style:family="text">
      <style:text-properties officeooo:rsid="0026a27f"/>
    </style:style>
    <style:style style:name="T28" style:family="text">
      <style:text-properties officeooo:rsid="0027aadd"/>
    </style:style>
    <style:style style:name="T29" style:family="text">
      <style:text-properties officeooo:rsid="0029ceec"/>
    </style:style>
    <style:style style:name="T30" style:family="text">
      <style:text-properties officeooo:rsid="002b93f5"/>
    </style:style>
    <style:style style:name="T31" style:family="text">
      <style:text-properties officeooo:rsid="002ec25f"/>
    </style:style>
    <style:style style:name="T32" style:family="text">
      <style:text-properties officeooo:rsid="0032dc82"/>
    </style:style>
    <style:style style:name="T33" style:family="text">
      <style:text-properties fo:font-size="14pt" style:font-size-asian="14pt" style:font-size-complex="14pt"/>
    </style:style>
    <style:style style:name="T34" style:family="text">
      <style:text-properties fo:font-size="14pt" officeooo:rsid="0026a27f" style:font-size-asian="14pt" style:font-size-complex="14pt"/>
    </style:style>
    <style:style style:name="T35" style:family="text">
      <style:text-properties fo:font-size="14pt" officeooo:rsid="006add0f" style:font-size-asian="14pt" style:font-size-complex="14pt"/>
    </style:style>
    <style:style style:name="T36" style:family="text">
      <style:text-properties officeooo:rsid="0034afd6"/>
    </style:style>
    <style:style style:name="T37" style:family="text">
      <style:text-properties officeooo:rsid="00352b6c"/>
    </style:style>
    <style:style style:name="T38" style:family="text">
      <style:text-properties officeooo:rsid="0036d217"/>
    </style:style>
    <style:style style:name="T39" style:family="text">
      <style:text-properties officeooo:rsid="00391a69"/>
    </style:style>
    <style:style style:name="T40" style:family="text">
      <style:text-properties officeooo:rsid="003cc51b"/>
    </style:style>
    <style:style style:name="T41" style:family="text">
      <style:text-properties officeooo:rsid="003e1b0d"/>
    </style:style>
    <style:style style:name="T42" style:family="text">
      <style:text-properties officeooo:rsid="0041c6fa"/>
    </style:style>
    <style:style style:name="T43" style:family="text">
      <style:text-properties officeooo:rsid="00489e55"/>
    </style:style>
    <style:style style:name="T44" style:family="text">
      <style:text-properties officeooo:rsid="004ac057"/>
    </style:style>
    <style:style style:name="T45" style:family="text">
      <style:text-properties officeooo:rsid="004d59fd"/>
    </style:style>
    <style:style style:name="T46" style:family="text">
      <style:text-properties officeooo:rsid="004f5df3"/>
    </style:style>
    <style:style style:name="T47" style:family="text">
      <style:text-properties officeooo:rsid="0053c185"/>
    </style:style>
    <style:style style:name="T48" style:family="text">
      <style:text-properties officeooo:rsid="005a75d3"/>
    </style:style>
    <style:style style:name="T49" style:family="text">
      <style:text-properties officeooo:rsid="005dbef9"/>
    </style:style>
    <style:style style:name="T50" style:family="text">
      <style:text-properties officeooo:rsid="006247e0"/>
    </style:style>
    <style:style style:name="T51" style:family="text">
      <style:text-properties officeooo:rsid="0064dbc0"/>
    </style:style>
    <style:style style:name="T52" style:family="text">
      <style:text-properties officeooo:rsid="00651955"/>
    </style:style>
    <style:style style:name="T53" style:family="text">
      <style:text-properties officeooo:rsid="006609bc"/>
    </style:style>
    <style:style style:name="T54" style:family="text">
      <style:text-properties officeooo:rsid="006ccc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4">Preparation of </text:span><text:span text:style-name="T35">a Lexicon </text:span><text:span text:style-name="T33">for </text:span><text:span text:style-name="T34">the </text:span><text:span text:style-name="T33">Santa Barbara Corpus</text:span></text:p>
      <text:p text:style-name="P34">[This schema pertains to the actions taken in the preparation of the lexicon for the <text:span text:style-name="T38">Santa Barbara Corpus </text:span>(in the spreadsheet file “Lexicon_SBC.csv”)<text:span text:style-name="T38">. </text:span>It represents a plan which is mostly accurate, but has been partly superceded by additional processing steps taken in the preparation of the lexicon. It has not been updated to reflect these new steps.]</text:p>
      <text:p text:style-name="P34"/>
      <text:p text:style-name="P29">The goal is to take a raw frequency list of so-called “words” in the Santa Barbara Corpus and process it to get a more realistic list of words, <text:span text:style-name="T40">with their frequencies. </text:span><text:span text:style-name="T16">(</text:span><text:span text:style-name="T17">Alphabetical Word List = 458,746 “words”, <text:s/>including timestamps, etc. etc. </text:span><text:span text:style-name="T18">Realistically it is closer to 250,000 real words.</text:span><text:span text:style-name="T17">)</text:span></text:p>
      <text:p text:style-name="P33"><text:span text:style-name="T27"><text:tab/>The following is a kind of pseudo-code or strategy for processing the existing list to get a more meaningful list. The file provided is “</text:span><text:span text:style-name="T5">Word frequency list by </text:span><text:span text:style-name="T6">alpha</text:span><text:span text:style-name="T5"> SBC 2017-07-12.txt”</text:span><text:span text:style-name="T20">. </text:span><text:span text:style-name="T25">(It was updated as </text:span><text:span text:style-name="T5">SBC </text:span><text:span text:style-name="T12">dt2_</text:span><text:span text:style-name="T5">2017-07-</text:span><text:span text:style-name="T11">30</text:span><text:span text:style-name="T25">). </text:span><text:span text:style-name="T21">It is based on the </text:span><text:span text:style-name="T22">draft </text:span><text:span text:style-name="T21">dt2 files </text:span><text:span text:style-name="T22">for the Santa Barbara Corpus</text:span><text:span text:style-name="T21">, which are not perfect but </text:span><text:span text:style-name="T22">more or less </text:span><text:span text:style-name="T21">adequate.</text:span></text:p>
      <text:h text:style-name="P37" text:outline-level="2">Procedure</text:h>
      <text:p text:style-name="P28"><text:span text:style-name="T9">{DONE}</text:span><text:span text:style-name="T50"><text:tab/>Using the file provided, ignore the middle column (with percentages), keeping only the first column (=“Text”) and the last (=“Frequency”). </text:span>First, <text:span text:style-name="T36">make a </text:span>copy <text:span text:style-name="T36">of </text:span>the “<text:span text:style-name="T36">T</text:span>ext” <text:span text:style-name="T27">column </text:span>in <text:span text:style-name="T36">a new </text:span>“<text:span text:style-name="T36">W</text:span>ord” column. <text:span text:style-name="T36">The </text:span>“<text:span text:style-name="T36">W</text:span>ord” column <text:span text:style-name="T36">should be the first </text:span>column, <text:span text:style-name="T38">with</text:span> “<text:span text:style-name="T37">Text” second, and “Frequency” third</text:span>. <text:span text:style-name="T37">The </text:span>“<text:span text:style-name="T37">Text” and “Frequency” columns will remain unchanged</text:span>. </text:p>
      <text:p text:style-name="P30"><text:span text:style-name="T9">{DONE}</text:span><text:tab/>Create new empty columns at the end for <text:span text:style-name="T42">(in the following order): </text:span>“<text:span text:style-name="T38">End_Tone”, </text:span>“Overlap”, “Lag”, “Laughing<text:span text:style-name="T47">_</text:span>Word”, “<text:span text:style-name="T47">Uncertain_Trans”, </text:span>“Symbols”, “Digits”, “Token<text:span text:style-name="T49">_Class</text:span>”, “Part<text:span text:style-name="T49">_of_</text:span>Speech”, and “Stop<text:span text:style-name="T49">_</text:span>List”. (The last 3 will remain empty for now.)</text:p>
      <text:p text:style-name="P26"><text:tab/>The<text:span text:style-name="T27">n,</text:span> for each string in the “<text:span text:style-name="T36">W</text:span>ord” column (<text:span text:style-name="T27">that is, </text:span>for each row in the file), <text:span text:style-name="T36">modify the original string and replace it with a new one as </text:span>follow<text:span text:style-name="T36">s</text:span>.</text:p>
      <text:p text:style-name="P27"/>
      <text:p text:style-name="P5">Don’t <text:span text:style-name="T28">anything to </text:span>remove <text:span text:style-name="T38">the following</text:span> <text:span text:style-name="T28">(no action required, just vigilance)</text:span>:</text:p>
      <text:p text:style-name="P1"><text:tab/>letters [A-Za-z]</text:p>
      <text:p text:style-name="P1">; <text:tab/>semi-colon <text:span text:style-name="T1">(speaker labels)</text:span></text:p>
      <text:p text:style-name="P1">’<text:tab/><text:span text:style-name="T30">apostrophe (contractions)</text:span></text:p>
      <text:p text:style-name="P1">- <text:tab/>hyphen (single) <text:span text:style-name="T38">(for hyphenated words and word truncation)</text:span></text:p>
      <text:p text:style-name="P25">_<text:tab/>underscore (single) <text:span text:style-name="T38">(alternate notation for hyphenated words and word truncation)</text:span></text:p>
      <text:p text:style-name="P1">( <text:s text:c="2"/>)<text:tab/>vocalism markers <text:span text:style-name="T28">(enclosing letters in between)</text:span></text:p>
      <text:p text:style-name="P1">...<text:tab/><text:span text:style-name="T28">pause, long</text:span></text:p>
      <text:p text:style-name="P1">..<text:tab/><text:span text:style-name="T28">pause, short</text:span></text:p>
      <text:p text:style-name="P31">@@<text:tab/>laughter <text:span text:style-name="T44">of X pulses </text:span>(as opposed to laughing words)</text:p>
      <text:p text:style-name="P31">##<text:tab/>inaudible word <text:span text:style-name="T44">of X syllables </text:span>(as opposed to uncertain hearing of a transcribed word)</text:p>
      <text:p text:style-name="P1"/>
      <text:p text:style-name="P11"><text:span text:style-name="T50">{DONE} <text:s text:c="2"/></text:span><text:span text:style-name="T23">(NOTE--Timestamps have been segregated in a separate file.) </text:span><text:span text:style-name="T14">Identify timestamps and </text:span><text:span text:style-name="T24">sum their frequencies.</text:span><text:span text:style-name="T14"> (</text:span><text:span text:style-name="T24">Treat all timestamps as</text:span><text:span text:style-name="T14"> </text:span><text:span text:style-name="T24">one big</text:span><text:span text:style-name="T14"> undifferentiated set: </text:span><text:span text:style-name="T15">sum the frequencies, write the total frequency in a single row of the table, and remove the rows for each individual timestamp from the table.</text:span><text:span text:style-name="T14">)</text:span></text:p>
      <text:p text:style-name="P18"><text:span text:style-name="T28">73.46</text:span><text:tab/><text:span text:style-name="T1">[and so on, that is: one or more digits + period + two or more digits] </text:span></text:p>
      <text:p text:style-name="P15"><text:tab/>[regular expression = </text:p>
      <text:p text:style-name="P18"/>
      <text:p text:style-name="P8"><text:span text:style-name="T50">{DONE} <text:s text:c="2"/></text:span>Cycle <text:span text:style-name="T51">1</text:span>: <text:span text:style-name="T51">Count the number of digits in the “Transcript”, </text:span>and <text:span text:style-name="T51">write the count </text:span><text:soft-page-break/><text:span text:style-name="T51">in</text:span>“<text:span text:style-name="T37">Digits</text:span>”:</text:p>
      <text:p text:style-name="P19"><text:span text:style-name="T53">3</text:span><text:tab/><text:span text:style-name="T28">[Usually the digit count will be 1; occasionally it will be 2. In virtually all cases, digits occur singly, next to an overlap bracket]</text:span></text:p>
      <text:p text:style-name="P16"/>
      <text:p text:style-name="P8"><text:span text:style-name="T50">{DONE} <text:s text:c="2"/></text:span>Cycle <text:span text:style-name="T51">2</text:span>: Identify and move to the column “<text:span text:style-name="T37">Overlap</text:span>”:</text:p>
      <text:p text:style-name="P4">[ ]<text:tab/>overlap <text:span text:style-name="T39">symbols</text:span></text:p>
      <text:p text:style-name="P4"/>
      <text:p text:style-name="P12"/>
      <text:p text:style-name="P8"><text:span text:style-name="T50">{DONE} <text:s text:c="2"/></text:span>Cycle <text:span text:style-name="T32">3</text:span>: Identify and move to the column “<text:span text:style-name="T37">Lag</text:span>”:</text:p>
      <text:p text:style-name="P4">:<text:tab/>lag <text:span text:style-name="T39">symbol</text:span></text:p>
      <text:p text:style-name="P7"/>
      <text:p text:style-name="P23"><text:span text:style-name="T7">Cycle </text:span><text:span text:style-name="T10">4</text:span><text:span text:style-name="T7">: </text:span><text:span text:style-name="T2">Identify all comments, summing them as one undifferentiated set.</text:span><text:span text:style-name="T10"> Write “Comment” in the “</text:span><text:span text:style-name="T12">Cat</text:span><text:span text:style-name="T10">” </text:span><text:span text:style-name="T12">[Category] column</text:span><text:span text:style-name="T10">.</text:span></text:p>
      <text:p text:style-name="P22"><text:span text:style-name="T14">(( <text:s text:c="2"/>))<text:tab/></text:span><text:span text:style-name="T45">any sequence of characters enclosed in DOUBLE parentheses</text:span></text:p>
      <text:p text:style-name="P36"><text:span text:style-name="T14">{ <text:s text:c="2"/>}<text:tab/></text:span><text:span text:style-name="T19">any sequence of characters enclosed in curly brackets </text:span><text:span text:style-name="T26">[CAREFUL: SOME OF THESE ARE ACTUALLY NOTATIONS FOR “QUALITY-START” OR “QUALITY-END”</text:span></text:p>
      <text:p text:style-name="P17"/>
      <text:p text:style-name="P23"><text:span text:style-name="T7">Cycle </text:span><text:span text:style-name="T10">5</text:span><text:span text:style-name="T7">: </text:span><text:span text:style-name="T2">Identify all </text:span><text:span text:style-name="T10">vocalisms. Write “Vocalism” in the “</text:span><text:span text:style-name="T13">Cat</text:span><text:span text:style-name="T10">” field.</text:span></text:p>
      <text:p text:style-name="P23">( <text:s text:c="2"/>)<text:tab/><text:span text:style-name="T45">any sequence of letters enclosed in SINGLE parentheses </text:span></text:p>
      <text:p text:style-name="P16"/>
      <text:p text:style-name="P2"><text:span text:style-name="T2">Cycle </text:span><text:span text:style-name="T10">6</text:span><text:span text:style-name="T2">: Identify and move to the column </text:span><text:span text:style-name="T3">labeled </text:span><text:span text:style-name="T2">“</text:span><text:span text:style-name="T4">E</text:span><text:span text:style-name="T2">nd</text:span><text:span text:style-name="T8">_</text:span><text:span text:style-name="T4">T</text:span><text:span text:style-name="T2">one” (if </text:span><text:span text:style-name="T8">found </text:span><text:span text:style-name="T2">at the end of a word):</text:span></text:p>
      <text:p text:style-name="P2">.<text:tab/>final <text:span text:style-name="T28">(one period only)</text:span></text:p>
      <text:p text:style-name="P2">,<text:tab/>continuing</text:p>
      <text:p text:style-name="P2">?<text:tab/>appeal</text:p>
      <text:p text:style-name="P2">--<text:tab/>truncation <text:span text:style-name="T28">(double hyphen)</text:span></text:p>
      <text:p text:style-name="P24">__<text:tab/>truncation (double underscore)</text:p>
      <text:p text:style-name="P2"/>
      <text:p text:style-name="P35">Cycle <text:span text:style-name="T51">7</text:span>: Identify and move to the column “<text:span text:style-name="T54">@W</text:span>ord” <text:span text:style-name="T54">(=</text:span>“<text:span text:style-name="T37">L</text:span>aughing<text:span text:style-name="T46">_W</text:span>ord”<text:span text:style-name="T54">)</text:span> </text:p>
      <text:p text:style-name="P1">@<text:tab/>[only when the <text:span text:style-name="T39">rest of the </text:span>string includes <text:span text:style-name="T39">one or more </text:span>letters]</text:p>
      <text:p text:style-name="P1"/>
      <text:p text:style-name="P6">Cycle <text:span text:style-name="T51">8</text:span>: Identify and move to the column “<text:span text:style-name="T54">#word” (=</text:span>“<text:span text:style-name="T46">Uncertain_Transcription</text:span>”<text:span text:style-name="T54">)</text:span></text:p>
      <text:p text:style-name="P3"><text:span text:style-name="T46">#</text:span><text:tab/>[only when the <text:span text:style-name="T39">rest of the </text:span>string includes <text:span text:style-name="T39">one or more </text:span>letters]</text:p>
      <text:p text:style-name="P3"/>
      <text:p text:style-name="P6">Cycle <text:span text:style-name="T51">9</text:span>: Identify and move to the column “<text:span text:style-name="T54">Other symbols</text:span>”</text:p>
      <text:p text:style-name="P14"><text:span text:style-name="T31">~ % &gt;</text:span><text:tab/>any <text:span text:style-name="T51">remaining </text:span>punctuation <text:span text:style-name="T51">symbols</text:span>, excluding “; ’ - <text:span text:style-name="T29">_ </text:span>( )”</text:p>
      <text:p text:style-name="P14"/>
      <text:p text:style-name="P6">Cycle <text:span text:style-name="T52">10</text:span>: <text:span text:style-name="T1">Test to make sure the remaining string in the “word” column contains only legal characters, namely: </text:span></text:p>
      <text:p text:style-name="P13"><text:tab/>letters plus “; ’ - _ ( )”</text:p>
      <text:p text:style-name="P20"><text:tab/>or <text:span text:style-name="T43">it </text:span>is equal to “..” or “...” </text:p>
      <text:p text:style-name="P21"><text:tab/>or <text:span text:style-name="T43">it </text:span>is equal <text:span text:style-name="T43">to </text:span>“@@” <text:s/>etc. [sequence of one or more laugh pulses]</text:p>
      <text:p text:style-name="P21"><text:tab/>or <text:span text:style-name="T43">it </text:span>is equal <text:span text:style-name="T43">to </text:span>“<text:span text:style-name="T43">##</text:span>” <text:s/>etc. [sequence of one or more <text:span text:style-name="T43">uncertain syllables</text:span>]</text:p>
      <text:p text:style-name="P21"/>
      <text:p text:style-name="P9">Cycle <text:span text:style-name="T52">11</text:span>: <text:span text:style-name="T41">Re-a</text:span>lphabetize by the “<text:span text:style-name="T54">Token</text:span>” <text:span text:style-name="T48">(first) </text:span>colum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5in" fo:margin-right="0.5in" fo:margin-top="0in" fo:margin-bottom="0.1965in" loext:contextual-spacing="false" fo:text-indent="0in" style:auto-text-indent="false"/>
      <style:text-properties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 fo:font-family="Arial" style:font-style-name="Bold"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1" fo:font-family="Arial" style:font-style-name="Bold Italic" style:font-family-generic="swiss" style:font-pitch="variable" fo:font-size="105%"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style-name="Bold" style:font-family-generic="swiss" style:font-pitch="variable"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Arial" fo:font-family="Arial" style:font-style-name="Bold"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Arial2" fo:font-family="Arial" style:font-style-name="Italic" style:font-family-generic="swiss" style:font-pitch="variable" fo:font-size="16pt" fo:font-style="italic"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Landscap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Index" style:page-layout-name="Mpm2"/>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2:17:58.103000000</meta:creation-date>
    <dc:title>Template_JWD</dc:title>
    <meta:editing-duration>PT7H15M46S</meta:editing-duration>
    <meta:editing-cycles>57</meta:editing-cycles>
    <meta:generator>LibreOffice/5.4.5.1$Windows_X86_64 LibreOffice_project/79c9829dd5d8054ec39a82dc51cd9eff340dbee8</meta:generator>
    <meta:initial-creator>John Du Bois</meta:initial-creator>
    <dc:date>2018-04-14T19:50:29.232000000</dc:date>
    <dc:creator>John Du Bois</dc:creator>
    <meta:document-statistic meta:table-count="0" meta:image-count="0" meta:object-count="0" meta:page-count="2" meta:paragraph-count="51" meta:word-count="753" meta:character-count="4540" meta:non-whitespace-character-count="3803"/>
    <meta:template xlink:type="simple" xlink:actuate="onRequest" xlink:title="Template_JWD" xlink:href="../../../../../../../../AppData/Roaming/LibreOffice/4/user/template/Template_JWD.ott" meta:date="2017-07-12T12:17:57.556000000"/>
  </office:meta>
</office:document-meta>
</file>